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0.421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0.421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min-width="0.632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line-height="100%" fo:text-align="center" fo:text-indent="0cm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3" style:family="paragraph">
      <style:paragraph-properties fo:margin-left="0cm" fo:margin-right="0cm" fo:line-height="100%" fo:text-indent="0cm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P4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Helvetica" style:font-style-name="Regular" style:font-family-generic="swiss" style:font-pitch="variable" fo:font-size="14pt" style:font-size-asian="18pt" style:font-size-complex="18pt"/>
    </style:style>
    <style:style style:name="T1" style:family="text">
      <style:text-properties style:font-family-asian="'Helvetica LT Std Light'" style:font-pitch-asian="variable" style:font-family-complex="'Helvetica LT Std Light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Rectangle 23" draw:style-name="gr1" draw:text-style-name="P2" draw:layer="layout" svg:width="3.081cm" svg:height="1.805cm" svg:x="0.073cm" svg:y="0.133cm">
          <text:p text:style-name="P1"><text:span text:style-name="T1">lib 2</text:span></text:p>
          <draw:enhanced-geometry svg:viewBox="0 0 21600 21600" draw:type="rectangle" draw:enhanced-path="M 0 0 L 21600 0 21600 21600 0 21600 0 0 Z N"/>
        </draw:custom-shape>
        <draw:custom-shape draw:name="Rectangle 24" draw:style-name="gr1" draw:text-style-name="P2" draw:layer="layout" svg:width="3.081cm" svg:height="1.805cm" svg:x="4.184cm" svg:y="0.133cm">
          <text:p text:style-name="P1"><text:span text:style-name="T1">lib 2</text:span></text:p>
          <draw:enhanced-geometry svg:viewBox="0 0 21600 21600" draw:type="rectangle" draw:enhanced-path="M 0 0 L 21600 0 21600 21600 0 21600 0 0 Z N"/>
        </draw:custom-shape>
        <draw:custom-shape draw:name="TextBox 25" draw:style-name="gr2" draw:text-style-name="P4" draw:layer="layout" svg:width="0.921cm" svg:height="1.023cm" svg:x="3.235cm" svg:y="0.549cm">
          <text:p text:style-name="P3"><text:span text:style-name="T1">=</text:span></text:p>
          <draw:enhanced-geometry svg:viewBox="0 0 21600 21600" draw:type="mso-spt202" draw:enhanced-path="M 0 0 L 21600 0 21600 21600 0 21600 0 0 Z N"/>
        </draw:custom-shape>
        <draw:custom-shape draw:name="Rectangle 26" draw:style-name="gr1" draw:text-style-name="P2" draw:layer="layout" svg:width="3.081cm" svg:height="1.002cm" svg:x="0.073cm" svg:y="2.724cm">
          <text:p text:style-name="P1"><text:span text:style-name="T1">lib 1</text:span></text:p>
          <draw:enhanced-geometry svg:viewBox="0 0 21600 21600" draw:type="rectangle" draw:enhanced-path="M 0 0 L 21600 0 21600 21600 0 21600 0 0 Z N"/>
        </draw:custom-shape>
        <draw:custom-shape draw:name="Rectangle 27" draw:style-name="gr1" draw:text-style-name="P2" draw:layer="layout" svg:width="3.081cm" svg:height="1.002cm" svg:x="4.184cm" svg:y="2.724cm">
          <text:p text:style-name="P1"><text:span text:style-name="T1">lib 1</text:span></text:p>
          <draw:enhanced-geometry svg:viewBox="0 0 21600 21600" draw:type="rectangle" draw:enhanced-path="M 0 0 L 21600 0 21600 21600 0 21600 0 0 Z N"/>
        </draw:custom-shape>
        <draw:custom-shape draw:name="TextBox 28" draw:style-name="gr3" draw:text-style-name="P4" draw:layer="layout" svg:width="0.921cm" svg:height="1.023cm" svg:x="3.233cm" svg:y="2.712cm">
          <text:p text:style-name="P3"><text:span text:style-name="T1">=</text:span></text:p>
          <draw:enhanced-geometry svg:viewBox="0 0 21600 21600" draw:type="mso-spt202" draw:enhanced-path="M 0 0 L 21600 0 21600 21600 0 21600 0 0 Z N"/>
        </draw:custom-shape>
        <draw:custom-shape draw:name="Rectangle 29" draw:style-name="gr1" draw:text-style-name="P2" draw:layer="layout" svg:width="3.082cm" svg:height="1.523cm" svg:x="0.073cm" svg:y="4.501cm">
          <text:p text:style-name="P1"><text:span text:style-name="T1">program 1</text:span></text:p>
          <draw:enhanced-geometry svg:viewBox="0 0 21600 21600" draw:type="rectangle" draw:enhanced-path="M 0 0 L 21600 0 21600 21600 0 21600 0 0 Z N"/>
        </draw:custom-shape>
        <draw:custom-shape draw:name="Rectangle 30" draw:style-name="gr1" draw:text-style-name="P2" draw:layer="layout" svg:width="3.082cm" svg:height="0.77cm" svg:x="4.184cm" svg:y="4.876cm">
          <text:p text:style-name="P1"><text:span text:style-name="T1">program 2</text:span></text:p>
          <draw:enhanced-geometry svg:viewBox="0 0 21600 21600" draw:type="rectangle" draw:enhanced-path="M 0 0 L 21600 0 21600 21600 0 21600 0 0 Z N"/>
        </draw:custom-shape>
        <draw:custom-shape draw:name="TextBox 31" draw:style-name="gr4" draw:text-style-name="P4" draw:layer="layout" svg:width="1.132cm" svg:height="1.023cm" svg:x="3.12cm" svg:y="4.726cm">
          <text:p text:style-name="P3"><text:span text:style-name="T1">!=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366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8T16:15:54</meta:creation-date>
    <dc:date>2015-06-06T20:35:05</dc:date>
    <meta:editing-duration>PT00H03M16S</meta:editing-duration>
    <meta:editing-cycles>2</meta:editing-cycles>
    <meta:generator>NeoOffice/3.4.1$Unix OpenOffice.org_project/Patch 15</meta:generator>
    <meta:document-statistic meta:object-count="9"/>
  </office:meta>
</office:document-meta>
</file>